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npm init: cria um package.json. Nele definimos o nome do pacote, número da versão, descrição, repositório git, autor, etc. </text:p>
              </text:list-item>
              <text:list-item>
                <text:p>$ npm install express –save: instala o express e o salva na lista de dependências de projeto.</text:p>
              </text:list-item>
              <text:list-item>
                <text:p>$ npm install mongoose –save: instala o Object Data Model mongoose e o salva na lista de dependências de projeto.</text:p>
              </text:list-item>
              <text:list-item>
                <text:p>$ npm install nodemon –save: instala o nodemon, que permite observar mudanças no código fonte e re-executar o programa quando elas ocorre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a fazer com que a execução seja atualizada a cada vez que salvarmos uma mudança nos arquivos, fazemos a seguinte alteração em ./package.json:</text:p>
              </text:list-item>
              <text:list-item>
                <text:p><text:span text:style-name="T1">"scripts": {</text:span></text:p>
              </text:list-item>
              <text:list-item>
                <text:p><text:span text:style-name="T1"><text:s text:c="4"/></text:span><text:span text:style-name="T1">"test": "nodemon --exec 'node server.js'"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/>
              </text:list-item>
              <text:list-item>
                <text:p>Executamos o projeto fazendo <text:span text:style-name="T1">npm run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rver.j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Criar um arquivo ./server.js com o conteúdo:</text:span></text:p>
              </text:list-item>
              <text:list-item>
                <text:p text:style-name="P3"><text:span text:style-name="T3">express = require('express'); // importa módulo express</text:span></text:p>
              </text:list-item>
              <text:list-item>
                <text:p text:style-name="P3"><text:span text:style-name="T3">bodyParser = require('body-parser'); </text:span></text:p>
              </text:list-item>
              <text:list-item>
                <text:p text:style-name="P3"><text:span text:style-name="T3">app = express();</text:span></text:p>
              </text:list-item>
              <text:list-item>
                <text:p text:style-name="P3"><text:span text:style-name="T3">app.use(bodyParser.json());</text:span></text:p>
              </text:list-item>
              <text:list-item>
                <text:p text:style-name="P3"><text:span text:style-name="T3">app.get('/', (req, res, next) =&gt; {</text:span></text:p>
              </text:list-item>
              <text:list-item>
                <text:p text:style-name="P3"><text:span text:style-name="T3"><text:s text:c="2"/></text:span><text:span text:style-name="T3">res.send('Projeto de design de interiores');</text:span></text:p>
              </text:list-item>
              <text:list-item>
                <text:p text:style-name="P3"><text:span text:style-name="T3">})</text:span></text:p>
              </text:list-item>
              <text:list-item>
                <text:p text:style-name="P3"><text:span text:style-name="T3">app.listen(3000, () =&gt; {</text:span></text:p>
              </text:list-item>
              <text:list-item>
                <text:p text:style-name="P3"><text:span text:style-name="T3"><text:s text:c="2"/></text:span><text:span text:style-name="T3">console.log('App executando na porta 3000.')</text:span></text:p>
              </text:list-item>
              <text:list-item>
                <text:p text:style-name="P3"><text:span text:style-name="T3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trutura de diretór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e 3 diretórios: models, routes e controllers.</text:p>
              </text:list-item>
              <text:list-item>
                <text:p>Em models, crie um arquivo project.js</text:p>
              </text:list-item>
              <text:list-item>
                <text:p>Defina a estrutura dos Documentos.</text:p>
              </text:list-item>
              <text:list-item>
                <text:p>Quando fazemos mongoose.model(‘project’, ProjectSchema), o mongoose e o mongoDB criam uma coleção de nome projec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ectando ao Mongo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nexão ocorre no arquivo server.js.</text:p>
                <text:p/>
              </text:list-item>
              <text:list-item>
                <text:p>// se conecta ao MongoDB indicado na url</text:p>
              </text:list-item>
              <text:list-item>
                <text:p>mongoose.connect('mongodb://localhost/interior_designs');</text:p>
              </text:list-item>
              <text:list-item>
                <text:p>// obtém uma referência à conexão</text:p>
              </text:list-item>
              <text:list-item>
                <text:p>const db = mongoose.connection;</text:p>
              </text:list-item>
              <text:list-item>
                <text:p>// configura a Promise</text:p>
              </text:list-item>
              <text:list-item>
                <text:p>db.Promise = global.Promise;</text:p>
              </text:list-item>
              <text:list-item>
                <text:p>// configura manipuladores para os eventos de abertura e erro</text:p>
              </text:list-item>
              <text:list-item>
                <text:p>db</text:p>
              </text:list-item>
              <text:list-item>
                <text:p>.once('open', () =&gt; {</text:p>
              </text:list-item>
              <text:list-item>
                <text:p><text:s text:c="2"/>console.log('Conectado ao servidor MongoDB.')</text:p>
              </text:list-item>
              <text:list-item>
                <text:p>})</text:p>
              </text:list-item>
              <text:list-item>
                <text:p>.on('error', () =&gt; {</text:p>
              </text:list-item>
              <text:list-item>
                <text:p><text:s text:c="2"/>console.log('Error opening database.')</text:p>
              </text:list-item>
              <text:list-item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a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r um arquivo ./controllers/project.js</text:p>
              </text:list-item>
              <text:list-item>
                <text:p>const Project = require('../models/project.js');</text:p>
              </text:list-item>
              <text:list-item>
                <text:p/>
              </text:list-item>
              <text:list-item>
                <text:p>exports.getProject = (req, res, next) =&gt; {</text:p>
              </text:list-item>
              <text:list-item>
                <text:p><text:s text:c="2"/>Project.find({}).then(projects =&gt; {</text:p>
              </text:list-item>
              <text:list-item>
                <text:p><text:s text:c="4"/>res.json(projects);</text:p>
              </text:list-item>
              <text:list-item>
                <text:p><text:s text:c="2"/>})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r um arquivo ./routes/project.js</text:p>
                <text:p>// importa o módulo express para obter uma</text:p>
              </text:list-item>
              <text:list-item>
                <text:p>// instância do Router</text:p>
              </text:list-item>
              <text:list-item>
                <text:p>const express = require('express');</text:p>
              </text:list-item>
              <text:list-item>
                <text:p>const controllers = require('../controllers/project.js');</text:p>
              </text:list-item>
              <text:list-item>
                <text:p/>
              </text:list-item>
              <text:list-item>
                <text:p>const router = express.Router();</text:p>
              </text:list-item>
              <text:list-item>
                <text:p/>
              </text:list-item>
              <text:list-item>
                <text:p>// usa o router para definir os métodos disponíveis</text:p>
              </text:list-item>
              <text:list-item>
                <text:p>// cada rota</text:p>
              </text:list-item>
              <text:list-item>
                <text:p>router.route('/')</text:p>
              </text:list-item>
              <text:list-item>
                <text:p>.get(controllers.getProjects)</text:p>
              </text:list-item>
              <text:list-item>
                <text:p/>
              </text:list-item>
              <text:list-item>
                <text:p>// quando usarmos o require() em outro arquivo,</text:p>
              </text:list-item>
              <text:list-item>
                <text:p>// estaremos importando o objeto router configurado.</text:p>
              </text:list-item>
              <text:list-item>
                <text:p>module.exports = rout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amos o arquivo de rotas no topo de server.js.</text:p>
                <text:list>
                  <text:list-item>
                    <text:p>const router = require('./routes/project.js')</text:p>
                  </text:list-item>
                </text:list>
              </text:list-item>
              <text:list-item>
                <text:p>Fazemos a instância de express (const app) usar o roteador.</text:p>
                <text:list>
                  <text:list-item>
                    <text:p>app.use(router)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icione o seguinte código ao server.js para que possa haver troca de dados entre o cliente e o servidor:</text:p>
              </text:list-item>
              <text:list-item>
                <text:p>app.use((req, res, next) =&gt; {</text:p>
              </text:list-item>
              <text:list-item>
                <text:p><text:s text:c="2"/>res.header("Access-Control-Allow-Origin", "*");</text:p>
              </text:list-item>
              <text:list-item>
                <text:p><text:s text:c="2"/>res.header("Access-Control-Allow-Headers", "Origin, X-Requested-With, Content-Type, Accept");</text:p>
              </text:list-item>
              <text:list-item>
                <text:p><text:s text:c="2"/>next();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iando um projeto Angular.</text:p>
                <text:list>
                  <text:list-item>
                    <text:p>$ ng new cliente</text:p>
                  </text:list-item>
                  <text:list-item>
                    <text:p>$ cd cliente</text:p>
                  </text:list-item>
                </text:list>
              </text:list-item>
              <text:list-item>
                <text:p>$ Ng generate component project-list</text:p>
              </text:list-item>
              <text:list-item>
                <text:p>$ Ng g component project-list</text:p>
              </text:list-item>
              <text:list-item>
                <text:p>$ ng generate servic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Client (‘@angular/common/http’) oferece uma API Http para o cliente Angular se comunicar com o servidor.</text:p>
              </text:list-item>
              <text:list-item>
                <text:p>Importe HttpClientModule (‘@angular/common/http’) no topo de app.module.ts e adicione-o ao array imports.</text:p>
              </text:list-item>
              <text:list-item>
                <text:p>Agora importe HttpClient no topo de project.service.ts e o injete em seu construtor como variável priva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a o seguinte atributo no project.service.ts:</text:p>
              </text:list-item>
              <text:list-item>
                <text:p>BaseUrl = ‘http://localhost:3000/’;</text:p>
              </text:list-item>
              <text:list-item>
                <text:p>Defina o seguinte método no project.service.ts:</text:p>
              </text:list-item>
              <text:list-item>
                <text:p><text:s text:c="2"/>getProjects() {</text:p>
              </text:list-item>
              <text:list-item>
                <text:p><text:s text:c="4"/>return this.http.get(this.baseUrl);</text:p>
              </text:list-item>
              <text:list-item>
                <text:p><text:s text:c="2"/>}</text:p>
              </text:list-item>
              <text:list-item>
                <text:p>Importe o ProjectService no app.module.ts e adicione-o ao array providers do ngModule no mesmo arquiv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ando o serviço no componente lis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orte e injete o ProjectService em project-list.component.ts</text:p>
              </text:list-item>
              <text:list-item>
                <text:p>Declare um atributo projects.</text:p>
              </text:list-item>
              <text:list-item>
                <text:p>No project-list.component.ts, adicione o seguinte método:</text:p>
              </text:list-item>
              <text:list-item>
                <text:p>ngOnInit() {</text:p>
              </text:list-item>
              <text:list-item>
                <text:p><text:s text:c="4"/>this.projectService.getProjects().subscribe(data =&gt; {</text:p>
              </text:list-item>
              <text:list-item>
                <text:p><text:s text:c="6"/>this.projects = data;</text:p>
              </text:list-item>
              <text:list-item>
                <text:p><text:s text:c="4"/>},</text:p>
              </text:list-item>
              <text:list-item>
                <text:p><text:s text:c="4"/>error =&gt; {</text:p>
              </text:list-item>
              <text:list-item>
                <text:p><text:s text:c="6"/>console.log('error in getProjects().');</text:p>
              </text:list-item>
              <text:list-item>
                <text:p><text:s text:c="4"/>})</text:p>
              </text:list-item>
              <text:list-item>
                <text:p><text:s text:c="2"/>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mplate da lista de proje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mplate html da lista de componentes</text:p>
              </text:list-item>
              <text:list-item>
                <text:p>&lt;div *ngFor=’let project of projects; let i = index’&gt;</text:p>
                <text:list>
                  <text:list-item>
                    <text:p>{{ project | json }}</text:p>
                  </text:list-item>
                </text:list>
              </text:list-item>
              <text:list-item>
                <text:p>&lt;/div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ário de criação de projetos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20:00:30.925150144</meta:creation-date>
    <dc:date>2018-04-05T23:33:10.950854352</dc:date>
    <meta:editing-duration>PT1H58M6S</meta:editing-duration>
    <meta:editing-cycles>23</meta:editing-cycles>
    <meta:generator>LibreOffice/5.2.3.3$Linux_X86_64 LibreOffice_project/20$Build-3</meta:generator>
    <meta:document-statistic meta:object-count="85"/>
  </office:meta>
</office:document-meta>
</file>